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ContainerWidget.generateSaxFragment( ContentHandler contentHandler , Locale locale , String ele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ContainerWidget.getWidget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tainerWidget.readFromRequest( FormContext form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tainerWidget.getChildr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tainerWidget.AbstractContainerWidget( AbstractWidgetDefinition 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ContainerWidget.validate( FormContext form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ContainerWidget.addWidget( Widget wid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ContainerWidget.hasWidget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